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7000000DA97869C6C473169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dddddd" draw:fill="none" draw:textarea-vertical-align="middle"/>
    </style:style>
    <style:style style:name="gr2" style:family="graphic" style:parent-style-name="objectwithoutfill">
      <style:graphic-properties svg:stroke-color="#cccccc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492cm" svg:y1="5.037cm" svg:x2="21.32cm" svg:y2="5.037cm">
          <text:p/>
        </draw:line>
        <draw:line draw:style-name="gr1" draw:text-style-name="P1" draw:layer="layout" svg:x1="0.492cm" svg:y1="9.437cm" svg:x2="21.32cm" svg:y2="9.437cm">
          <text:p/>
        </draw:line>
        <draw:line draw:style-name="gr1" draw:text-style-name="P1" draw:layer="layout" svg:x1="0.492cm" svg:y1="14.037cm" svg:x2="21.32cm" svg:y2="14.037cm">
          <text:p/>
        </draw:line>
        <draw:line draw:style-name="gr1" draw:text-style-name="P1" draw:layer="layout" svg:x1="0.492cm" svg:y1="18.637cm" svg:x2="21.32cm" svg:y2="18.637cm">
          <text:p/>
        </draw:line>
        <draw:line draw:style-name="gr1" draw:text-style-name="P1" draw:layer="layout" svg:x1="0.492cm" svg:y1="23.337cm" svg:x2="21.32cm" svg:y2="23.337cm">
          <text:p/>
        </draw:line>
        <draw:line draw:style-name="gr2" draw:text-style-name="P1" draw:layer="layout" svg:x1="7.477cm" svg:y1="0.492cm" svg:x2="7.477cm" svg:y2="27.67cm">
          <text:p/>
        </draw:line>
        <draw:line draw:style-name="gr2" draw:text-style-name="P1" draw:layer="layout" svg:x1="14.077cm" svg:y1="0.492cm" svg:x2="14.077cm" svg:y2="27.67cm">
          <text:p/>
        </draw:line>
        <draw:line draw:style-name="gr2" draw:text-style-name="P1" draw:layer="layout" svg:x1="7.477cm" svg:y1="0.492cm" svg:x2="7.477cm" svg:y2="27.67cm">
          <text:p/>
        </draw:line>
        <draw:g>
          <draw:frame draw:style-name="gr3" draw:text-style-name="P2" draw:layer="layout" svg:width="6.348cm" svg:height="3.69cm" svg:x="0.619cm" svg:y="0.766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2" draw:layer="layout" svg:width="6.348cm" svg:height="3.69cm" svg:x="7.619cm" svg:y="0.766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2" draw:layer="layout" svg:width="6.348cm" svg:height="3.69cm" svg:x="14.619cm" svg:y="0.766cm">
            <draw:image xlink:href="Pictures/1000020100000177000000DA97869C6C47316951.png" xlink:type="simple" xlink:show="embed" xlink:actuate="onLoad">
              <text:p/>
            </draw:image>
          </draw:frame>
        </draw:g>
        <draw:g>
          <draw:frame draw:style-name="gr3" draw:text-style-name="P2" draw:layer="layout" svg:width="6.348cm" svg:height="3.69cm" svg:x="0.619cm" svg:y="5.366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2" draw:layer="layout" svg:width="6.348cm" svg:height="3.69cm" svg:x="7.619cm" svg:y="5.366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2" draw:layer="layout" svg:width="6.348cm" svg:height="3.69cm" svg:x="14.619cm" svg:y="5.366cm">
            <draw:image xlink:href="Pictures/1000020100000177000000DA97869C6C47316951.png" xlink:type="simple" xlink:show="embed" xlink:actuate="onLoad">
              <text:p/>
            </draw:image>
          </draw:frame>
        </draw:g>
        <draw:g>
          <draw:frame draw:style-name="gr3" draw:text-style-name="P2" draw:layer="layout" svg:width="6.348cm" svg:height="3.69cm" svg:x="0.619cm" svg:y="9.966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2" draw:layer="layout" svg:width="6.348cm" svg:height="3.69cm" svg:x="7.619cm" svg:y="9.966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2" draw:layer="layout" svg:width="6.348cm" svg:height="3.69cm" svg:x="14.619cm" svg:y="9.966cm">
            <draw:image xlink:href="Pictures/1000020100000177000000DA97869C6C47316951.png" xlink:type="simple" xlink:show="embed" xlink:actuate="onLoad">
              <text:p/>
            </draw:image>
          </draw:frame>
        </draw:g>
        <draw:g>
          <draw:frame draw:style-name="gr3" draw:text-style-name="P2" draw:layer="layout" svg:width="6.348cm" svg:height="3.69cm" svg:x="0.619cm" svg:y="14.666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2" draw:layer="layout" svg:width="6.348cm" svg:height="3.69cm" svg:x="7.619cm" svg:y="14.666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2" draw:layer="layout" svg:width="6.348cm" svg:height="3.69cm" svg:x="14.619cm" svg:y="14.666cm">
            <draw:image xlink:href="Pictures/1000020100000177000000DA97869C6C47316951.png" xlink:type="simple" xlink:show="embed" xlink:actuate="onLoad">
              <text:p/>
            </draw:image>
          </draw:frame>
        </draw:g>
        <draw:g>
          <draw:frame draw:style-name="gr3" draw:text-style-name="P2" draw:layer="layout" svg:width="6.348cm" svg:height="3.69cm" svg:x="0.619cm" svg:y="19.166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2" draw:layer="layout" svg:width="6.348cm" svg:height="3.69cm" svg:x="7.619cm" svg:y="19.166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2" draw:layer="layout" svg:width="6.348cm" svg:height="3.69cm" svg:x="14.619cm" svg:y="19.166cm">
            <draw:image xlink:href="Pictures/1000020100000177000000DA97869C6C47316951.png" xlink:type="simple" xlink:show="embed" xlink:actuate="onLoad">
              <text:p/>
            </draw:image>
          </draw:frame>
        </draw:g>
        <draw:g>
          <draw:frame draw:style-name="gr3" draw:text-style-name="P2" draw:layer="layout" svg:width="6.348cm" svg:height="3.69cm" svg:x="0.619cm" svg:y="23.766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2" draw:layer="layout" svg:width="6.348cm" svg:height="3.69cm" svg:x="7.619cm" svg:y="23.766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2" draw:layer="layout" svg:width="6.348cm" svg:height="3.69cm" svg:x="14.619cm" svg:y="23.766cm">
            <draw:image xlink:href="Pictures/1000020100000177000000DA97869C6C47316951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20:28:16.892000000</meta:creation-date>
    <dc:date>2018-06-30T20:35:04.674000000</dc:date>
    <meta:editing-duration>P1DT6M47S</meta:editing-duration>
    <meta:editing-cycles>4</meta:editing-cycles>
    <meta:generator>LibreOffice/5.4.4.2$Windows_X86_64 LibreOffice_project/2524958677847fb3bb44820e40380acbe820f960</meta:generator>
    <meta:print-date>2018-07-01T16:33:54.807000000</meta:print-date>
    <meta:document-statistic meta:object-count="32"/>
  </office:meta>
</office:document-meta>
</file>